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c4b" officeooo:paragraph-rsid="0011ec4b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justify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justify"/>
    </style:style>
    <style:style style:name="T1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gr1" style:family="graphic">
      <style:graphic-properties draw:stroke="dash" draw:stroke-dash="Fine_20_Dashed" svg:stroke-color="#000000" draw:fill="none" draw:fill-color="#ffffff" fo:min-height="3.401cm" fo:padding-top="0.101cm" fo:padding-bottom="0.101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svg:stroke-color="#000000" draw:fill="none" draw:fill-color="#ffffff" fo:min-height="2.122cm" fo:padding-top="0.101cm" fo:padding-bottom="0.101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Forme1" draw:style-name="gr1" draw:text-style-name="P4" svg:width="6.002cm" svg:height="4.098cm" svg:x="0.03cm" svg:y="0.011cm"><draw:text-box><text:p text:style-name="P2"><text:span text:style-name="T1">DC motor</text:span><text:span text:style-name="T2"> tester</text:span></text:p><text:p text:style-name="P2"><text:span text:style-name="T2">DC in (micro USB) : </text:span><text:span text:style-name="T3">5V 1A</text:span></text:p><text:p text:style-name="P2"><text:span text:style-name="T2">DC motor out : </text:span><text:span text:style-name="T3">5V 1A max <text:s text:c="3"/>(PWM signal)</text:span></text:p><text:p text:style-name="P2"><text:span text:style-name="T2">Project available on github :</text:span><text:span text:style-name="T3"> </text:span><text:span text:style-name="T3">https://github.com/romain894/DC-motor-tester</text:span></text:p><text:p text:style-name="P3"><text:span text:style-name="T3">Romain Thomas <text:s text:c="8"/></text:span><text:span text:style-name="T3"><text:tab/></text:span><text:span text:style-name="T3"> <text:s text:c="7"/>2019</text:span></text:p></draw:text-box></draw:frame><draw:frame text:anchor-type="paragraph" draw:z-index="1" draw:name="Forme1" draw:style-name="gr2" draw:text-style-name="P4" svg:width="6.005cm" svg:height="4.098cm" svg:x="6.592cm" svg:y="0.011cm"><draw:text-box><text:p><text:span text:style-name="T1">DC motor</text:span><text:span text:style-name="T2"> tester</text:span></text:p><text:p><text:span text:style-name="T2">DC in (micro USB) : </text:span><text:span text:style-name="T3">5V 1A</text:span></text:p><text:p><text:span text:style-name="T2">DC motor out : </text:span><text:span text:style-name="T3">5V 1A max <text:s text:c="3"/></text:span><text:span text:style-name="T3">(PWM signal)</text:span></text:p><text:p><text:span text:style-name="T2">Project available on github :</text:span><text:span text:style-name="T3"> </text:span><text:span text:style-name="T3">https://github.com/romain894/D</text:span><text:span text:style-name="T3">C-motor-tester</text:span></text:p><text:p text:style-name="P5"><text:span text:style-name="T3">Romain Thomas <text:s text:c="8"/></text:span><text:span text:style-name="T3"><text:tab/></text:span><text:span text:style-name="T3"> <text:s text:c="7"/>2019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4:39:58.658398027</meta:creation-date>
    <dc:date>2019-01-27T15:40:25.033081425</dc:date>
    <meta:editing-duration>PT9M5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